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fo:font-weight="normal" officeooo:rsid="001b11ed" officeooo:paragraph-rsid="001b11ed"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Liberation Sans" fo:font-size="12pt" fo:language="fr" fo:country="FR" fo:font-weight="bold" officeooo:rsid="001b11ed" officeooo:paragraph-rsid="001b11e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fo:language="fr" fo:country="FR" fo:font-weight="bold" officeooo:rsid="001cf437" officeooo:paragraph-rsid="001cf437"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fo:language="fr" fo:country="FR" fo:font-weight="bold" officeooo:rsid="001e4b4d" officeooo:paragraph-rsid="001e4b4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iberation Sans" fo:font-size="12pt" fo:language="fr" fo:country="FR" fo:font-weight="normal" officeooo:rsid="001cf437" officeooo:paragraph-rsid="001cf43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language="fr" fo:country="FR" fo:font-weight="normal" officeooo:rsid="001d0b6b" officeooo:paragraph-rsid="001d0b6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language="fr" fo:country="FR" fo:font-weight="normal" officeooo:rsid="001e4b4d" officeooo:paragraph-rsid="001e4b4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language="fr" fo:country="FR" fo:font-weight="normal" officeooo:rsid="001ed3b7" officeooo:paragraph-rsid="001ed3b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6pt" fo:language="fr" fo:country="FR" fo:font-weight="bold" officeooo:rsid="001cf437" officeooo:paragraph-rsid="001cf437" style:font-size-asian="16pt" style:font-weight-asian="bold" style:font-size-complex="16pt" style:font-weight-complex="bold"/>
    </style:style>
    <style:style style:name="P10" style:family="paragraph" style:parent-style-name="Header">
      <style:text-properties officeooo:rsid="001cf437" officeooo:paragraph-rsid="001cf437"/>
    </style:style>
    <style:style style:name="T1" style:family="text">
      <style:text-properties officeooo:rsid="001cf437"/>
    </style:style>
    <style:style style:name="T2" style:family="text">
      <style:text-properties officeooo:rsid="001d0b6b"/>
    </style:style>
    <style:style style:name="T3" style:family="text">
      <style:text-properties officeooo:rsid="001e4b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text:span>apport <text:span text:style-name="T1">tp4</text:span></text:p>
      <text:p text:style-name="P2"/>
      <text:p text:style-name="P9">Monsieur BRUN</text:p>
      <text:p text:style-name="P3"/>
      <text:p text:style-name="P5">Monsieur Brun a calculé le bénéfice que l’entreprise peut se faire avec la vente de ses tomates, en calculant le bénéfice net de chaque produit que FLP vend.</text:p>
      <text:p text:style-name="P5">Il cherche donc à maximiser ce-dit bénéfice.</text:p>
      <text:p text:style-name="P5">Il a trouvé que c’est les tomates entières qui rapportent le plus d’argent. Dès lors c’est elles qu’il faut vendre en priorité. C’est d’ailleurs ce que CPLEX donne comme solution.</text:p>
      <text:p text:style-name="P5"/>
      <text:p text:style-name="P5">Il faudrait vendre alors 166 666 <text:span text:style-name="T2">cartons</text:span> de tomates entières pour maximiser le bénéfice, et ne rien vendre pour le reste. Cela rapporterait 333 333 u.m.. </text:p>
      <text:p text:style-name="P5"/>
      <text:p text:style-name="P5">En revanche lorsque l’on prend en compte la remarque de Monsieur Noir, le problème devient différent.</text:p>
      <text:p text:style-name="P5"/>
      <text:p text:style-name="P5"/>
      <text:p text:style-name="P5"/>
      <text:p text:style-name="P9">Monsieur NOIR</text:p>
      <text:p text:style-name="P5"/>
      <text:p text:style-name="P5">Monsieur Noir note le fait que les tomates entières doivent avoir une qualité moyenne de 8, tandis que les boites de jus doivent en avoir une de 6. <text:span text:style-name="T2">Aucune indication de qualité sur les boites de sauce. </text:span>Dès lors, dans notre <text:span text:style-name="T2">programme linéaire, nous devons séparer les variables (une représentant les tomates surchoix, une autre les tomates moyennes pour les tomates entières et pour les tomates en jus), pour avoir deux contraintes sur la moyenne de qualité des tomates.</text:span></text:p>
      <text:p text:style-name="P5"/>
      <text:p text:style-name="P6">Là la résolution du programme linéaire ne met plus à nul toutes les variables autre que celles représentants les tomates entières.</text:p>
      <text:p text:style-name="P6">En effet la production de tomates entières est limitée ici. Nous pouvons produire seulement 44 444 cartons de tomates entières. <text:span text:style-name="T3">Ce qui confirme l’affirmation de Monsieur Noir. En effet 44 444 * 18 = 800 000.</text:span></text:p>
      <text:p text:style-name="P7">Mais avec ces nouvelles contraintes, nous pouvons produire 80 000 tomates en sauce, mais toujours pas de tomates en jus.</text:p>
      <text:p text:style-name="P7"/>
      <text:p text:style-name="P7"/>
      <text:p text:style-name="P4">Monsieur BLANC</text:p>
      <text:p text:style-name="P7"/>
      <text:p text:style-name="P8">Selon les calculs de Monsieur BLANC, il convient de ne pas vendre du tout de tomates entières. En effet, elles rapportent moins qu’elles ne coûtent. </text:p>
      <text:p text:style-name="P8">De plus nous retrouvons bien les prédictions de Monsieur BLANC en résolvant le programme liné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f437" officeooo:paragraph-rsid="001cf43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Vincent BEUGNET<text:tab/><text:tab/>Ingénieur Informatique an 2</text:p>
        <text:p text:style-name="MP1">Adlane LADJAL <text:tab/> <text:s text:c="92"/>Optimisation Linéaire<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1:36:04.282673145</meta:creation-date>
    <dc:date>2018-10-23T23:34:45.484790610</dc:date>
    <meta:editing-duration>PT2M39S</meta:editing-duration>
    <meta:editing-cycles>1</meta:editing-cycles>
    <meta:document-statistic meta:table-count="0" meta:image-count="0" meta:object-count="0" meta:page-count="1" meta:paragraph-count="17" meta:word-count="321" meta:character-count="2033" meta:non-whitespace-character-count="1631"/>
    <meta:generator>LibreOffice/6.1.2.1$Linux_X86_64 LibreOffice_project/65905a128db06ba48db947242809d14d3f9a93fe</meta:generator>
  </office:meta>
</office:document-meta>
</file>